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automatic-styles>
    <style:style style:name="Table1" style:family="table">
      <style:table-properties style:width="17.993cm" table:align="right" style:may-break-between-rows="false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3.919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26cm" fo:margin-right="0cm" fo:text-indent="0cm" style:auto-text-indent="false"/>
      <style:text-properties style:font-name="Liberation Sans2"/>
    </style:style>
    <style:style style:name="P2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2d2cce"/>
    </style:style>
    <style:style style:name="P3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37ea79"/>
    </style:style>
    <style:style style:name="P4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17ee38" style:font-size-asian="12pt" style:font-size-complex="12pt"/>
    </style:style>
    <style:style style:name="P5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315901" style:font-size-asian="12pt" style:font-size-complex="12pt"/>
    </style:style>
    <style:style style:name="P6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3b83f0" style:font-size-asian="12pt" style:font-size-complex="12pt"/>
    </style:style>
    <style:style style:name="P7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17ee38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fo:font-weight="normal" officeooo:paragraph-rsid="003b83f0" style:font-size-asian="12pt" style:font-weight-asian="normal" style:font-size-complex="12pt" style:font-weight-complex="normal"/>
    </style:style>
    <style:style style:name="P9" style:family="paragraph" style:parent-style-name="Heading_20_1">
      <style:paragraph-properties fo:margin-left="0.026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Caption">
      <style:text-properties style:font-name="Liberation Sans2" fo:font-size="12pt" style:font-size-asian="12pt" style:font-size-complex="12pt"/>
    </style:style>
    <style:style style:name="P11" style:family="paragraph" style:parent-style-name="Text">
      <style:text-properties officeooo:paragraph-rsid="003404e4"/>
    </style:style>
    <style:style style:name="P12" style:family="paragraph" style:parent-style-name="Text">
      <style:text-properties officeooo:paragraph-rsid="003722bc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fo:text-align="center" style:justify-single-word="false"/>
      <style:text-properties officeooo:paragraph-rsid="003cf78a"/>
    </style:style>
    <style:style style:name="P15" style:family="paragraph" style:parent-style-name="Standard">
      <style:text-properties style:font-name="Liberation Sans2" officeooo:rsid="003cf78a"/>
    </style:style>
    <style:style style:name="P16" style:family="paragraph" style:parent-style-name="Heading_20_1">
      <style:text-properties officeooo:rsid="003b83f0"/>
    </style:style>
    <style:style style:name="P17" style:family="paragraph" style:parent-style-name="Standard" style:list-style-name="L2">
      <style:text-properties style:font-name="Liberation Sans2" officeooo:paragraph-rsid="003e7e51"/>
    </style:style>
    <style:style style:name="P18" style:family="paragraph" style:parent-style-name="Standard" style:list-style-name="L2">
      <style:text-properties style:font-name="Liberation Sans2" officeooo:paragraph-rsid="0044132a"/>
    </style:style>
    <style:style style:name="P19" style:family="paragraph" style:parent-style-name="Standard" style:list-style-name="L3">
      <style:text-properties style:font-name="Liberation Sans2" officeooo:paragraph-rsid="003e7e51"/>
    </style:style>
    <style:style style:name="P20" style:family="paragraph" style:parent-style-name="Standard" style:list-style-name="L4">
      <style:text-properties style:font-name="Liberation Sans2" officeooo:paragraph-rsid="003e7e51"/>
    </style:style>
    <style:style style:name="P21" style:family="paragraph" style:parent-style-name="Standard" style:list-style-name="L4">
      <style:text-properties style:font-name="Liberation Sans2" officeooo:paragraph-rsid="003f63f2"/>
    </style:style>
    <style:style style:name="P22" style:family="paragraph" style:parent-style-name="Standard" style:list-style-name="L5">
      <style:text-properties style:font-name="Liberation Sans2"/>
    </style:style>
    <style:style style:name="P23" style:family="paragraph" style:parent-style-name="Standard" style:list-style-name="L6">
      <style:text-properties style:font-name="Liberation Sans2" officeooo:paragraph-rsid="0037ea79"/>
    </style:style>
    <style:style style:name="P24" style:family="paragraph" style:parent-style-name="Standard" style:list-style-name="L6">
      <style:text-properties style:font-name="Liberation Sans2" officeooo:paragraph-rsid="0032a02e"/>
    </style:style>
    <style:style style:name="P25" style:family="paragraph" style:parent-style-name="Standard" style:list-style-name="L7">
      <style:text-properties style:font-name="Liberation Sans2" officeooo:paragraph-rsid="0032a02e"/>
    </style:style>
    <style:style style:name="P26" style:family="paragraph" style:parent-style-name="Standard" style:list-style-name="L7">
      <style:text-properties style:font-name="Liberation Sans2" officeooo:rsid="0032a02e" officeooo:paragraph-rsid="0032a02e"/>
    </style:style>
    <style:style style:name="P27" style:family="paragraph" style:parent-style-name="Standard" style:list-style-name="L8">
      <style:text-properties style:font-name="Liberation Sans2"/>
    </style:style>
    <style:style style:name="P28" style:family="paragraph" style:parent-style-name="Standard" style:list-style-name="L9"/>
    <style:style style:name="P29" style:family="paragraph" style:parent-style-name="Text_20_body" style:master-page-name="HTML">
      <style:paragraph-properties fo:margin-left="0.026cm" fo:margin-right="0cm" fo:text-align="center" style:justify-single-word="false" fo:text-indent="0cm" style:auto-text-indent="false" style:page-number="auto"/>
      <style:text-properties style:font-name="Liberation Sans2" fo:font-size="14pt" fo:font-weight="bold" officeooo:rsid="00124054" officeooo:paragraph-rsid="00124054" style:font-weight-asian="bold" style:font-weight-complex="bold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paragraph-rsid="0040cc84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paragraph-rsid="00359268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rsid="002884de" officeooo:paragraph-rsid="0040cc84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rsid="0044132a" officeooo:paragraph-rsid="0044132a" style:font-size-asian="12pt" style:font-weight-asian="normal" style:font-size-complex="12pt" style:font-weight-complex="normal"/>
    </style:style>
    <style:style style:name="P34" style:family="paragraph" style:parent-style-name="Heading_20_2">
      <style:text-properties officeooo:paragraph-rsid="0037ea79"/>
    </style:style>
    <style:style style:name="P35" style:family="paragraph" style:parent-style-name="Heading_20_2">
      <style:paragraph-properties fo:margin-left="0.026cm" fo:margin-right="0cm" fo:text-indent="0cm" style:auto-text-indent="false"/>
      <style:text-properties style:font-name="Liberation Sans2" officeooo:paragraph-rsid="001ae571"/>
    </style:style>
    <style:style style:name="T1" style:family="text">
      <style:text-properties officeooo:rsid="0016b0a7"/>
    </style:style>
    <style:style style:name="T2" style:family="text">
      <style:text-properties officeooo:rsid="0017ee38"/>
    </style:style>
    <style:style style:name="T3" style:family="text">
      <style:text-properties officeooo:rsid="00198cf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0f43" style:font-weight-asian="bold" style:font-weight-complex="bold"/>
    </style:style>
    <style:style style:name="T6" style:family="text">
      <style:text-properties fo:font-weight="bold" officeooo:rsid="00315901" style:font-weight-asian="bold" style:font-weight-complex="bold"/>
    </style:style>
    <style:style style:name="T7" style:family="text">
      <style:text-properties fo:font-weight="bold" officeooo:rsid="002d2cce" style:font-weight-asian="bold" style:font-weight-complex="bold"/>
    </style:style>
    <style:style style:name="T8" style:family="text">
      <style:text-properties officeooo:rsid="001ae571"/>
    </style:style>
    <style:style style:name="T9" style:family="text">
      <style:text-properties officeooo:rsid="001d0f43"/>
    </style:style>
    <style:style style:name="T10" style:family="text">
      <style:text-properties officeooo:rsid="001fcd13"/>
    </style:style>
    <style:style style:name="T11" style:family="text">
      <style:text-properties officeooo:rsid="00228dd6"/>
    </style:style>
    <style:style style:name="T12" style:family="text">
      <style:text-properties fo:font-weight="normal" officeooo:rsid="0017ee38" style:font-weight-asian="normal" style:font-weight-complex="normal"/>
    </style:style>
    <style:style style:name="T13" style:family="text">
      <style:text-properties fo:font-weight="normal" officeooo:rsid="00124054" style:font-weight-asian="normal" style:font-weight-complex="normal"/>
    </style:style>
    <style:style style:name="T14" style:family="text">
      <style:text-properties fo:font-weight="normal" officeooo:rsid="0016b0a7" style:font-weight-asian="normal" style:font-weight-complex="normal"/>
    </style:style>
    <style:style style:name="T15" style:family="text">
      <style:text-properties fo:font-weight="normal" officeooo:rsid="002579ae" style:font-weight-asian="normal" style:font-weight-complex="normal"/>
    </style:style>
    <style:style style:name="T16" style:family="text">
      <style:text-properties fo:font-weight="normal" officeooo:rsid="0032a02e" style:font-weight-asian="normal" style:font-weight-complex="normal"/>
    </style:style>
    <style:style style:name="T17" style:family="text">
      <style:text-properties fo:font-weight="normal" officeooo:rsid="003b83f0" style:font-weight-asian="normal" style:font-weight-complex="normal"/>
    </style:style>
    <style:style style:name="T18" style:family="text">
      <style:text-properties style:font-name="Liberation Sans2"/>
    </style:style>
    <style:style style:name="T19" style:family="text">
      <style:text-properties style:font-name="Liberation Sans2" officeooo:rsid="003cf78a"/>
    </style:style>
    <style:style style:name="T20" style:family="text">
      <style:text-properties officeooo:rsid="0026c0dd"/>
    </style:style>
    <style:style style:name="T21" style:family="text">
      <style:text-properties officeooo:rsid="002884de"/>
    </style:style>
    <style:style style:name="T22" style:family="text">
      <style:text-properties officeooo:rsid="002b35b9"/>
    </style:style>
    <style:style style:name="T23" style:family="text">
      <style:text-properties officeooo:rsid="002d2cce"/>
    </style:style>
    <style:style style:name="T24" style:family="text">
      <style:text-properties officeooo:rsid="00315901"/>
    </style:style>
    <style:style style:name="T25" style:family="text">
      <style:text-properties officeooo:rsid="0032a02e"/>
    </style:style>
    <style:style style:name="T26" style:family="text">
      <style:text-properties officeooo:rsid="003404e4"/>
    </style:style>
    <style:style style:name="T27" style:family="text">
      <style:text-properties officeooo:rsid="00359268"/>
    </style:style>
    <style:style style:name="T28" style:family="text">
      <style:text-properties officeooo:rsid="0037ea79"/>
    </style:style>
    <style:style style:name="T29" style:family="text">
      <style:text-properties officeooo:rsid="0038ba6c"/>
    </style:style>
    <style:style style:name="T30" style:family="text">
      <style:text-properties officeooo:rsid="003b83f0"/>
    </style:style>
    <style:style style:name="T31" style:family="text">
      <style:text-properties officeooo:rsid="003cf78a"/>
    </style:style>
    <style:style style:name="T32" style:family="text">
      <style:text-properties officeooo:rsid="003e7e51"/>
    </style:style>
    <style:style style:name="T33" style:family="text">
      <style:text-properties officeooo:rsid="003f63f2"/>
    </style:style>
    <style:style style:name="T34" style:family="text">
      <style:text-properties officeooo:rsid="0042431e"/>
    </style:style>
    <style:style style:name="T35" style:family="text">
      <style:text-properties officeooo:rsid="0044132a"/>
    </style:style>
    <style:style style:name="T36" style:family="text">
      <style:text-properties officeooo:rsid="00460a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-start text:name="__DdeLink__245_1975557300"/>Neil Hancock</text:p>
      <text:p text:style-name="P9"><text:span text:style-name="T25">Experienced multi-platform enterprise developer specializing in </text:span><text:span text:style-name="T28">w</text:span><text:span text:style-name="T25">eb applications.</text:span></text:p>
      <text:p text:style-name="Heading_20_1">T<text:span text:style-name="T22">echnical</text:span> E<text:span text:style-name="T22">xpertis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Languages:</text:p>
          </table:table-cell>
          <table:table-cell table:style-name="Table1.B1" office:value-type="string">
            <text:p text:style-name="P12">JavaScript, C, BAL, <text:s/><text:span text:style-name="T26">Assembler</text:span>, bash shell, <text:span text:style-name="T28">Rexx, </text:span><text:s/>Java.</text:p>
            <text:p text:style-name="P12">XML, SQL, HTML, CSS, <text:s/>JSON.</text:p>
          </table:table-cell>
        </table:table-row>
        <table:table-row>
          <table:table-cell table:style-name="Table1.A2" office:value-type="string">
            <text:p text:style-name="P10">Concept<text:span text:style-name="T29">s:</text:span></text:p>
          </table:table-cell>
          <table:table-cell table:style-name="Table1.B2" office:value-type="string">
            <text:p text:style-name="Text">Agile, TDD, MVC <text:span text:style-name="T36">and other patterns</text:span>, <text:span text:style-name="T26">HCI, </text:span><text:span text:style-name="T28">Usability.</text:span></text:p>
          </table:table-cell>
        </table:table-row>
        <table:table-row>
          <table:table-cell table:style-name="Table1.A2" office:value-type="string">
            <text:p text:style-name="P10">Tool<text:span text:style-name="T29">s:</text:span></text:p>
          </table:table-cell>
          <table:table-cell table:style-name="Table1.B2" office:value-type="string">
            <text:p text:style-name="P11">Eclipse, Visual C/C++, gcc, <text:span text:style-name="T36">apache a</text:span>nt, make. SubVersion, git<text:span text:style-name="T26">.</text:span> Selenium, Bugzilla, <text:span text:style-name="T26">GIMP, Inkscape,</text:span> Installsheild, Firebug, cygwin <text:span text:style-name="T36">jQuery</text:span>.</text:p>
          </table:table-cell>
        </table:table-row>
        <table:table-row>
          <table:table-cell table:style-name="Table1.A2" office:value-type="string">
            <text:p text:style-name="P10">Environment:</text:p>
          </table:table-cell>
          <table:table-cell table:style-name="Table1.B2" office:value-type="string">
            <text:p text:style-name="Text">Apache, ISS. Firefox, Internet Explorer, Chrome, Webkit.</text:p>
            <text:p text:style-name="Text">ISPF, <text:s/>Unix Systems Services, DB2, CICS.</text:p>
          </table:table-cell>
        </table:table-row>
        <table:table-row>
          <table:table-cell table:style-name="Table1.A2" office:value-type="string">
            <text:p text:style-name="P10">System<text:span text:style-name="T29">s</text:span>:</text:p>
          </table:table-cell>
          <table:table-cell table:style-name="Table1.B2" office:value-type="string">
            <text:p text:style-name="Text">Linux, z/OS, Windows, Unix</text:p>
          </table:table-cell>
        </table:table-row>
      </table:table>
      <text:p text:style-name="P16">Skills</text:p>
      <text:list xml:id="list48978212" text:style-name="L1">
        <text:list-item>
          <text:p text:style-name="P30"><text:span text:style-name="T20">Web </text:span><text:span text:style-name="T21">a</text:span><text:span text:style-name="T20">pplication </text:span><text:span text:style-name="T21">development.</text:span></text:p>
        </text:list-item>
        <text:list-item>
          <text:p text:style-name="P32">Enterprise application development. </text:p>
        </text:list-item>
        <text:list-item>
          <text:p text:style-name="P30"><text:span text:style-name="T26">Legacy </text:span><text:span text:style-name="T28">a</text:span><text:span text:style-name="T26">pplication modernization. </text:span></text:p>
        </text:list-item>
        <text:list-item>
          <text:p text:style-name="P30"><text:span text:style-name="T30">Experienced in m</text:span><text:span text:style-name="T20">u</text:span><text:span text:style-name="T30">l</text:span><text:span text:style-name="T20">ti-tier, multi-platform environments.</text:span></text:p>
        </text:list-item>
        <text:list-item>
          <text:p text:style-name="P30"><text:span text:style-name="T11">Development of build </text:span><text:span text:style-name="T34">and test </text:span><text:span text:style-name="T11">tools.</text:span></text:p>
        </text:list-item>
        <text:list-item>
          <text:p text:style-name="P33">Usability heuristics in user interfaces.</text:p>
        </text:list-item>
        <text:list-item>
          <text:p text:style-name="P31"><text:span text:style-name="T2">Competent in </text:span><text:span text:style-name="T3">many</text:span><text:span text:style-name="T2"> other programming languages.</text:span></text:p>
        </text:list-item>
        <text:list-item>
          <text:p text:style-name="P31"><text:span text:style-name="T27">A</text:span><text:span text:style-name="T3">ble to </text:span><text:span text:style-name="T27">quickly adapt to new </text:span><text:span text:style-name="T3">languages, </text:span><text:span text:style-name="T27">software packages and development environments</text:span><text:span text:style-name="T3">.</text:span></text:p>
        </text:list-item>
      </text:list>
      <text:p text:style-name="Heading_20_1">Current Employment<text:span text:style-name="T18"> </text:span></text:p>
      <text:p text:style-name="P5"><text:span text:style-name="T6">2007- present:<text:tab/></text:span><text:span text:style-name="T5">Web Applications Developer </text:span><text:span text:style-name="T9">at Macr</text:span><text:span text:style-name="T24">o</text:span><text:span text:style-name="T9"> 4 Limited.</text:span></text:p>
      <text:p text:style-name="P6"><text:span text:style-name="T17">D</text:span><text:span text:style-name="T13">evelopment</text:span><text:span text:style-name="T14"> </text:span><text:span text:style-name="T17">and last line support</text:span><text:span text:style-name="T13"> of a 3 tier </text:span><text:span text:style-name="T17">w</text:span><text:span text:style-name="T13">eb </text:span><text:span text:style-name="T14">interface for application support tools. <text:s/></text:span><text:span text:style-name="T17">D</text:span><text:span text:style-name="T14">ump analysis, program trace, and data editing </text:span><text:span text:style-name="T17">a</text:span><text:span text:style-name="T14">pplications are hosted on IBM z/OS, accessed from a </text:span><text:span text:style-name="T12">browser via </text:span><text:span text:style-name="T17">a w</text:span><text:span text:style-name="T14">eb server</text:span><text:span text:style-name="T12"> </text:span><text:span text:style-name="T17">module. </text:span><text:span text:style-name="T12">Responsible for design of </text:span><text:span text:style-name="T17">User Interface and </text:span><text:span text:style-name="T12">XML transactions.</text:span></text:p>
      <text:p text:style-name="P6"><text:span text:style-name="T17">User Interface </text:span><text:span text:style-name="T14">development using JavaScript, HTML, CSS and associated </text:span><text:span text:style-name="T12">web </text:span><text:span text:style-name="T14">technologies.</text:span></text:p>
      <text:p text:style-name="P8"><text:span text:style-name="T1">Web server module development in C. Modules hosted </text:span><text:span text:style-name="T2">in</text:span><text:span text:style-name="T1"> Apache </text:span><text:span text:style-name="T36">and </text:span><text:span text:style-name="T1">ISS. </text:span><text:span text:style-name="T30">Platform runs on </text:span><text:span text:style-name="T2">z/OS, Linux and Windows platforms.</text:span><text:span text:style-name="T1"> <text:s/></text:span><text:span text:style-name="T30">Transaction </text:span><text:span text:style-name="T36">protocol </text:span><text:span text:style-name="T30">between web server and </text:span><text:span text:style-name="T31">back end</text:span><text:span text:style-name="T30"> is </text:span><text:span text:style-name="T1">XML.</text:span></text:p>
      <text:p text:style-name="P7"><text:span text:style-name="T2">Responsible for some development of </text:span><text:span text:style-name="T31">back end</text:span><text:span text:style-name="T2"> services, cod</text:span><text:span text:style-name="T31">ed</text:span><text:span text:style-name="T2"> in Rexx and BAL (IBM Basic Assembly Language).</text:span><text:span text:style-name="T1"> <text:s/></text:span></text:p>
      <text:p text:style-name="P4"><text:span text:style-name="T12">Development and </text:span><text:span text:style-name="T15">maintenance</text:span><text:span text:style-name="T12"> of build and automated test systems. Written in bash and Java, using ant, selenium, makefiles.</text:span></text:p>
      <text:p text:style-name="P13">Previous Employment</text:p>
      <text:p text:style-name="P2">2002 – 2007<text:tab/><text:span text:style-name="T7">Mainframe Applications Developer</text:span><text:span text:style-name="T23">, </text:span>Macro 4 PLC</text:p>
      <text:p text:style-name="P1"/>
      <text:list xml:id="list214421820" text:style-name="L2">
        <text:list-item>
          <text:p text:style-name="P17">Development of ISPF interface for a z/OS dump analysis suite.</text:p>
        </text:list-item>
        <text:list-item>
          <text:p text:style-name="P17"><text:span text:style-name="T35">T</text:span>est case <text:span text:style-name="T35">maintenance </text:span>using COBOL, C, PL/I and BAL. </text:p>
        </text:list-item>
        <text:list-item>
          <text:p text:style-name="P17"><text:span text:style-name="T35">P</text:span>roduct configuration tools in Rexx and ISPF. </text:p>
        </text:list-item>
        <text:list-item>
          <text:p text:style-name="P18"><text:span text:style-name="T35">Re factored Rexx ISPF i</text:span>nterface code to <text:span text:style-name="T35">produce </text:span>XML <text:span text:style-name="T35">output</text:span>.</text:p>
        </text:list-item>
        <text:list-item>
          <text:p text:style-name="P18"><text:span text:style-name="T35">Conversion of ISPF interface to </text:span>eclectic user interfaces (<text:span text:style-name="T35">w</text:span>eb, print, email).</text:p>
        </text:list-item>
      </text:list>
      <text:p text:style-name="P1"/>
      <text:p text:style-name="P2">1998 – 2002<text:tab/><text:span text:style-name="T4">Testing Engineer</text:span>, Macro 4 PLC</text:p>
      <text:p text:style-name="P1"/>
      <text:list xml:id="list988307227" text:style-name="L3">
        <text:list-item>
          <text:p text:style-name="P19">Responsible for pre-release testing of Mainframe and PC based products. </text:p>
        </text:list-item>
        <text:list-item>
          <text:p text:style-name="P19">Development of test suites and documentation systems.</text:p>
        </text:list-item>
      </text:list>
      <text:p text:style-name="P1"/>
      <text:p text:style-name="P1">1991 – 1998 <text:tab/><text:span text:style-name="T4">MVS systems programmer</text:span>, UK Meteorological Office, Bracknell</text:p>
      <text:p text:style-name="P1"/>
      <text:list xml:id="list672228735" text:style-name="L4">
        <text:list-item>
          <text:p text:style-name="P20">Installation, Maintenance and Support of system software running on MVS/ESA</text:p>
        </text:list-item>
        <text:list-item>
          <text:p text:style-name="P20">RACF, TCP/IP, communications, security packages and ISPF/TSO. </text:p>
        </text:list-item>
        <text:list-item>
          <text:p text:style-name="P20">Development and maintenance of in-house written software, including <text:span text:style-name="T32">the CRACER</text:span> <text:span text:style-name="T8">archive</text:span> system for scientific data, <text:span text:style-name="T10">and an email client for ISPF</text:span>.</text:p>
        </text:list-item>
        <text:list-item>
          <text:p text:style-name="P21"><text:span text:style-name="T32">S</text:span>ystem administration and data backup on HP and AIX systems.</text:p>
        </text:list-item>
        <text:list-item>
          <text:p text:style-name="P21">Programming in JCL, REXX, CLIST, <text:span text:style-name="T33">Shell script,</text:span> and 370 ASSEMBLER. </text:p>
        </text:list-item>
      </text:list>
      <text:p text:style-name="Heading_20_1">Education<text:span text:style-name="T18"> </text:span></text:p>
      <text:p text:style-name="P1">1988 – 1991 Exeter University<text:tab/> </text:p>
      <text:list xml:id="list2077588904" text:style-name="L5">
        <text:list-item>
          <text:p text:style-name="P22">BSc Honours (III) in Physics</text:p>
        </text:list-item>
      </text:list>
      <text:p text:style-name="P1"/>
      <text:p text:style-name="P3">1981 – 1988 Culverhay Comprehensive School, Bath.</text:p>
      <text:list xml:id="list518045908" text:style-name="L6">
        <text:list-item>
          <text:p text:style-name="P23">A- levels: <text:s/>Computer Science (B), Mathematics (C), Physics (D).</text:p>
        </text:list-item>
        <text:list-item>
          <text:p text:style-name="P24">O- levels: <text:s text:c="2"/>English, Maths, Physics, Computer Science, Engineering Drawing, Chemistry with Biology. </text:p>
        </text:list-item>
      </text:list>
      <text:p text:style-name="Heading_20_1">Personal</text:p>
      <text:list xml:id="list902238942" text:style-name="L7">
        <text:list-item>
          <text:p text:style-name="P25">Full Clean Driving Licence. </text:p>
        </text:list-item>
        <text:list-item>
          <text:p text:style-name="P26">British National.</text:p>
        </text:list-item>
      </text:list>
      <text:h text:style-name="P35" text:outline-level="2"><text:span text:style-name="T16">Interests</text:span> </text:h>
      <text:list xml:id="list1937870421" text:style-name="L8">
        <text:list-item>
          <text:p text:style-name="P27">Mountain Biking, Morris Dancing, Ballroom Dancing, Conservation Volunteering.</text:p>
        </text:list-item>
      </text:list>
      <text:p text:style-name="P1"/>
      <text:h text:style-name="P34" text:outline-level="2"><text:span text:style-name="T16">Contact Details</text:span></text:h>
      <text:list xml:id="list375020108" text:style-name="L9">
        <text:list-item>
          <text:p text:style-name="P28"><text:span text:style-name="T18">Email: </text:span><text:a xlink:type="simple" xlink:href="mailto:neil@neilhancock.co.uk"><text:span text:style-name="T18">neil@neilhancock.co.uk</text:span></text:a></text:p>
        </text:list-item>
      </text:list>
      <text:p text:style-name="P15"/>
      <text:p text:style-name="P14"><text:span text:style-name="T19">R</text:span><text:span text:style-name="T18">eferences upon request.</text:span><text:bookmark-end text:name="__DdeLink__245_19755573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Nimbus Roman No9 L" fo:font-size="12pt" fo:language="en" fo:country="GB" style:font-name-asian="Nimbus Sans 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>
        <style:drop-cap/>
      </style:paragraph-properties>
      <style:text-properties style:text-outline="false" style:font-name="Liberation Sans" fo:font-size="16pt" style:text-underline-style="none" fo:font-weight="bold" style:font-name-asian="HG Mincho Light J" style:font-size-asian="24pt" style:font-weight-asian="bold" style:font-name-complex="Arial Unicode MS" style:font-size-complex="24pt" style:font-weight-complex="bold" style:font-relief="none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 style:master-page-name="">
      <style:paragraph-properties fo:margin="100%" fo:margin-left="0cm" fo:margin-right="0cm" fo:margin-top="0cm" fo:margin-bottom="0cm" style:contextual-spacing="false" fo:line-height="150%" fo:text-indent="0cm" style:auto-text-indent="false" style:page-number="auto"/>
      <style:text-properties style:font-name="Liberation Sans1" fo:font-size="12pt" fo:font-style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Neil Hancock Curriculum Vitae</dc:title>
    <meta:creation-date>2005-09-26T19:26:22</meta:creation-date>
    <dc:date>2013-03-18T19:13:02</dc:date>
    <meta:print-date>2013-02-02T19:24:32</meta:print-date>
    <dc:language>en-GB</dc:language>
    <meta:editing-cycles>42</meta:editing-cycles>
    <meta:editing-duration>P1DT1H14M30S</meta:editing-duration>
    <meta:document-statistic meta:table-count="1" meta:image-count="0" meta:object-count="0" meta:page-count="2" meta:paragraph-count="61" meta:word-count="489" meta:character-count="3319" meta:non-whitespace-character-count="2892"/>
  </office:meta>
</office:document-meta>
</file>